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Twoje Słowo jest lampą dla moich stóp i światłem na mojej ścież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9M12S</meta:editing-duration>
    <meta:editing-cycles>38</meta:editing-cycles>
    <meta:generator>OpenOffice/4.1.1$Win32 OpenOffice.org_project/411m6$Build-9775</meta:generator>
    <dc:date>2016-07-04T21:02:30.74</dc:date>
    <dc:creator>Woda Życia</dc:creator>
    <meta:document-statistic meta:object-count="24"/>
  </office:meta>
</office:document-meta>
</file>